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P10" style:family="paragraph" style:parent-style-name="Standard" style:list-style-name="L1">
      <style:text-properties officeooo:rsid="0017760b" officeooo:paragraph-rsid="0017760b"/>
    </style:style>
    <style:style style:name="P11" style:family="paragraph" style:parent-style-name="Standard" style:list-style-name="L1">
      <style:text-properties officeooo:rsid="001925e6" officeooo:paragraph-rsid="001925e6"/>
    </style:style>
    <style:style style:name="P12" style:family="paragraph" style:parent-style-name="Standard" style:list-style-name="L1">
      <style:text-properties officeooo:rsid="001b661a" officeooo:paragraph-rsid="001b661a"/>
    </style:style>
    <style:style style:name="P13" style:family="paragraph" style:parent-style-name="Standard" style:list-style-name="L1">
      <style:text-properties officeooo:rsid="001d5499" officeooo:paragraph-rsid="001d5499"/>
    </style:style>
    <style:style style:name="P14" style:family="paragraph" style:parent-style-name="Standard" style:list-style-name="L1">
      <style:text-properties officeooo:rsid="001e97e0" officeooo:paragraph-rsid="001e97e0"/>
    </style:style>
    <style:style style:name="P15" style:family="paragraph" style:parent-style-name="Standard" style:list-style-name="L1">
      <style:text-properties officeooo:rsid="001f2496" officeooo:paragraph-rsid="001f2496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0207624485786534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10">Source codes are easy to write but hard to read, to understand a program, reading the source codes should be the last thing to do.</text:p>
        </text:list-item>
        <text:list-item>
          <text:p text:style-name="P11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2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3">Plans will be forgotten, schedules will be delayed, standards will be corrupted, this is the reality.</text:p>
        </text:list-item>
        <text:list-item>
          <text:p text:style-name="P14">The highest reality is the time and the desire.</text:p>
        </text:list-item>
        <text:list-item>
          <text:p text:style-name="P15">Methods are not learned from others, they're tried out by oneself.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5M22S</meta:editing-duration>
    <meta:editing-cycles>29</meta:editing-cycles>
    <meta:generator>LibreOffice/4.2.4.2$Windows_x86 LibreOffice_project/63150712c6d317d27ce2db16eb94c2f3d7b699f8</meta:generator>
    <dc:date>2014-06-11T10:08:53.197000000</dc:date>
    <meta:document-statistic meta:table-count="0" meta:image-count="0" meta:object-count="0" meta:page-count="1" meta:paragraph-count="21" meta:word-count="265" meta:character-count="1566" meta:non-whitespace-character-count="1342"/>
    <meta:user-defined meta:name="Info 1"/>
    <meta:user-defined meta:name="Info 2"/>
    <meta:user-defined meta:name="Info 3"/>
    <meta:user-defined meta:name="Info 4"/>
  </office:meta>
</office:document-meta>
</file>